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graphics"/>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Unicode MS1" svg:font-family="'Arial Unicode M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TimesNewRomanPS-BoldMT" svg:font-family="TimesNewRomanPS-BoldMT"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cee9e" officeooo:paragraph-rsid="001cee9e"/>
    </style:style>
    <style:style style:name="P2" style:family="paragraph" style:parent-style-name="Heading_20_2">
      <style:text-properties officeooo:rsid="002252d0" officeooo:paragraph-rsid="002252d0"/>
    </style:style>
    <style:style style:name="P3" style:family="paragraph" style:parent-style-name="Heading_20_2">
      <style:text-properties officeooo:paragraph-rsid="0023b0ab"/>
    </style:style>
    <style:style style:name="P4" style:family="paragraph" style:parent-style-name="Heading_20_3">
      <style:text-properties officeooo:rsid="0023b0ab" officeooo:paragraph-rsid="0023b0ab"/>
    </style:style>
    <style:style style:name="P5" style:family="paragraph" style:parent-style-name="Standard" style:list-style-name="L1">
      <loext:graphic-properties draw:fill="none"/>
      <style:paragraph-properties fo:background-color="transparent">
        <style:tab-stops/>
      </style:paragraph-properties>
      <style:text-properties fo:font-weight="normal" officeooo:rsid="001cee9e" officeooo:paragraph-rsid="001cee9e" style:font-weight-asian="normal" style:font-weight-complex="normal"/>
    </style:style>
    <style:style style:name="P6" style:family="paragraph" style:parent-style-name="Standard">
      <loext:graphic-properties draw:fill="none"/>
      <style:paragraph-properties fo:background-color="transparent">
        <style:tab-stops/>
      </style:paragraph-properties>
      <style:text-properties fo:font-style="normal" fo:font-weight="normal" officeooo:rsid="001cee9e" officeooo:paragraph-rsid="002252d0" style:font-style-asian="normal" style:font-weight-asian="normal" style:font-style-complex="normal" style:font-weight-complex="normal"/>
    </style:style>
    <style:style style:name="P7" style:family="paragraph" style:parent-style-name="Standard">
      <style:text-properties officeooo:rsid="001cee9e"/>
    </style:style>
    <style:style style:name="P8"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9" style:family="paragraph" style:parent-style-name="Standard" style:list-style-name="L1" style:master-page-name="">
      <loext:graphic-properties draw:fill="none"/>
      <style:paragraph-properties style:page-number="auto" fo:background-color="transparent">
        <style:tab-stops/>
      </style:paragraph-properties>
      <style:text-properties fo:font-weight="normal" officeooo:rsid="001cee9e" officeooo:paragraph-rsid="001cee9e" style:font-weight-asian="normal" style:font-weight-complex="normal"/>
    </style:style>
    <style:style style:name="P10" style:family="paragraph" style:parent-style-name="Standard">
      <loext:graphic-properties draw:fill="none"/>
      <style:paragraph-properties fo:margin-left="2cm" fo:margin-right="0cm" fo:text-indent="0cm" style:auto-text-indent="false" fo:background-color="transparent">
        <style:tab-stops/>
      </style:paragraph-properties>
      <style:text-properties fo:font-weight="normal" officeooo:rsid="001cee9e" officeooo:paragraph-rsid="001cee9e" style:font-weight-asian="normal" style:font-weight-complex="normal"/>
    </style:style>
    <style:style style:name="P11" style:family="paragraph" style:parent-style-name="Text_20_body">
      <style:text-properties officeooo:rsid="002252d0" officeooo:paragraph-rsid="002252d0"/>
    </style:style>
    <style:style style:name="P12" style:family="paragraph" style:parent-style-name="Text_20_body" style:list-style-name="L7">
      <style:text-properties officeooo:rsid="002252d0" officeooo:paragraph-rsid="002252d0"/>
    </style:style>
    <style:style style:name="P13" style:family="paragraph" style:parent-style-name="Text_20_body">
      <style:text-properties officeooo:paragraph-rsid="002252d0"/>
    </style:style>
    <style:style style:name="P14" style:family="paragraph" style:parent-style-name="Text_20_body">
      <style:text-properties fo:font-style="normal" fo:font-weight="normal" officeooo:rsid="001e96ec" officeooo:paragraph-rsid="002252d0" style:font-style-asian="normal" style:font-weight-asian="normal" style:font-style-complex="normal" style:font-weight-complex="normal"/>
    </style:style>
    <style:style style:name="P15" style:family="paragraph" style:parent-style-name="Text_20_body" style:list-style-name="L7">
      <style:text-properties officeooo:paragraph-rsid="002252d0"/>
    </style:style>
    <style:style style:name="P16" style:family="paragraph" style:parent-style-name="Text_20_body">
      <style:text-properties officeooo:paragraph-rsid="002314c6"/>
    </style:style>
    <style:style style:name="P17" style:family="paragraph" style:parent-style-name="Text_20_body">
      <style:text-properties officeooo:paragraph-rsid="0023b0ab"/>
    </style:style>
    <style:style style:name="T1" style:family="text">
      <style:text-properties officeooo:rsid="002252d0"/>
    </style:style>
    <style:style style:name="T2" style:family="text">
      <style:text-properties fo:color="#000000" style:font-name="TimesNewRomanPS-BoldMT" fo:font-size="12pt" fo:font-weight="bold" style:font-size-asian="12pt" style:font-weight-asian="bold"/>
    </style:style>
    <style:style style:name="T3" style:family="text">
      <style:text-properties fo:color="#000000" style:font-name="TimesNewRomanPSMT" fo:font-size="12pt" fo:font-weight="normal" style:font-size-asian="12pt" style:font-weight-asian="normal"/>
    </style:style>
    <style:style style:name="T4" style:family="text">
      <style:text-properties fo:color="#000000" style:font-name="TimesNewRomanPSMT" fo:font-size="12pt" fo:font-weight="normal" officeooo:rsid="002252d0" style:font-size-asian="12pt" style:font-weight-asian="normal"/>
    </style:style>
    <style:style style:name="T5" style:family="text">
      <style:text-properties fo:color="#ff00ff" style:font-name="TimesNewRomanPSMT" fo:font-size="12pt" fo:font-weight="normal" style:font-size-asian="12pt" style:font-weight-asian="normal"/>
    </style:style>
    <style:style style:name="T6" style:family="text">
      <style:text-properties officeooo:rsid="002314c6"/>
    </style:style>
    <style:style style:name="T7" style:family="text">
      <style:text-properties officeooo:rsid="0023b0ab"/>
    </style:style>
    <style:style style:name="fr1" style:family="graphic" style:parent-style-name="OLE">
      <style:graphic-properties style:wrap="none" style:vertical-pos="top" style:vertical-rel="paragraph" style:horizontal-pos="center" style:horizontal-rel="paragraph" fo:padding="0.049cm" fo:border="0.06pt solid #000000" draw:wrap-influence-on-position="once-concurrent" loext:allow-overlap="tru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66cm" fo:text-indent="-0.635cm" fo:margin-left="1.86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66cm" fo:text-indent="-0.635cm" fo:margin-left="1.86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h text:style-name="Heading_20_1" text:outline-level="1">A Quick Guide to FreeWake<text:span text:style-name="T1">20</text:span></text:h>
      <text:p text:style-name="Text_20_body"><text:span text:style-name="T2"><text:s/></text:span><text:span text:style-name="T3">A more detailed description </text:span><text:span text:style-name="T4">of the underlying theoretical model </text:span><text:span text:style-name="T3">with validation and sample applications is listed in “A Higher Order Vortex-Lattice Method with a Force-Free Wake,” by Götz Bramesfeld, Dissertation, Pennsylvania State University, August 2006.</text:span></text:p>
      <text:p text:style-name="P13"><text:span text:style-name="T3">FreeWake20</text:span><text:span text:style-name="T4">20</text:span><text:span text:style-name="T3"> is a modification of FreeWake2007/</text:span><text:span text:style-name="T4">2008/2018/2019</text:span><text:span text:style-name="T3">. </text:span><text:span text:style-name="T4">It has </text:span></text:p>
      <text:list xml:id="list3817836483" text:style-name="L7">
        <text:list-item>
          <text:p text:style-name="P15"><text:span text:style-name="T4">different input and output structures, </text:span></text:p>
        </text:list-item>
        <text:list-item>
          <text:p text:style-name="P12"><text:span text:style-name="T3">can model camber lines</text:span></text:p>
        </text:list-item>
        <text:list-item>
          <text:p text:style-name="P15"><text:span text:style-name="T4">can model junctions with more than two lifting surfaces intersecting (e.g. T-tail)</text:span></text:p>
        </text:list-item>
        <text:list-item>
          <text:p text:style-name="P12"><text:span text:style-name="T3">can deflect trailing edge flaps</text:span></text:p>
        </text:list-item>
        <text:list-item>
          <text:p text:style-name="P15"><text:span text:style-name="T4">can trim (pitch and roll so far)</text:span></text:p>
        </text:list-item>
        <text:list-item>
          <text:p text:style-name="P12"><text:span text:style-name="T4">d</text:span><text:span text:style-name="T3">o alpha and CL based calculations</text:span></text:p>
        </text:list-item>
        <text:list-item>
          <text:p text:style-name="P15"><text:span text:style-name="T4">model turning flight. </text:span></text:p>
        </text:list-item>
      </text:list>
      <text:p text:style-name="P13"><text:span text:style-name="T4">It is meant to work integrated with Vogen</text:span><text:span text:style-name="T3">.</text:span></text:p>
      <text:p text:style-name="Text_20_body">The program computes the inviscid loads of up to five wings <text:span text:style-name="T1">(maybe more)</text:span>. It uses two <text:span text:style-name="T1">wake </text:span>models, one that is <text:span text:style-name="T1">prescribed and </text:span>based on Horstmann’s multiple lifting line method and one that uses a relaxed, force-free wake model. Either model has lifting lines with a spanwise circulation distribution of the shape of a second-order spline.</text:p>
      <text:p text:style-name="Text_20_body"/>
      <text:h text:style-name="P3" text:outline-level="2">Input</text:h>
      <text:p text:style-name="P16">The <text:span text:style-name="T6">default </text:span>input file is a text file named “input.txt” that is located in the same directory as the executable. <text:span text:style-name="T6">The output is written to /output. </text:span></text:p>
      <text:p text:style-name="P16"><text:span text:style-name="T6">A non-default input file is used, e.g. WingC.txt, by calling the program with the executable followed by the root of the non-default input file, e.g. /.fw WingC. The program will create the output subdirectory that has the root of the non-default input file name, e.g. /output/Wing/.</text:span> </text:p>
      <text:h text:style-name="P4" text:outline-level="3">Input File</text:h>
      <text:p text:style-name="P17"><text:span text:style-name="T7">The l</text:span>ifting <text:span text:style-name="T7">s</text:span>urfac<text:span text:style-name="T7">e geometry and flow conditions are defined in the input file</text:span></text:p>
      <text:p text:style-name="P17"><text:span text:style-name="T1">Unless a camber line is defined (in /input/camber/) e</text:span>ach lifting surface defines the zero-lift plane of the wing that is <text:span text:style-name="T6">modelled</text:span>, similar to a vortex lattice method. Up to five wings can be defined. Each wing consists of one or more panels. Each panel has the same number of chordwise separations (parameter m). The number of spanwise elements can be defined individually for each panel (parameter n). Subsequently, each panel has of mxn elements.</text:p>
      <text:p text:style-name="P16"><text:soft-page-break/>The following signs serve as identifiers in the input file and, thus, should be used carefully: ‘= ‘, ‘:’ and ‘#’. Any further spaces or comments are being ignored.</text:p>
      <text:p text:style-name="Text_20_body">The general input is:</text:p>
      <text:p text:style-name="Text_20_body"><text:span text:style-name="T5">Relaxed wake (yes 1, no 0): relax= 1 </text:span><text:span text:style-name="T3">Wake model</text:span></text:p>
      <text:p text:style-name="P8"><text:span text:style-name="T5">steady (1) or unsteady (0): aerodynamics: = 1 </text:span><text:span text:style-name="T3">if =0 starting vortices in wake </text:span><text:span text:style-name="T5">Symmetricalgeometry(yes1,no0): sym=1 </text:span><text:span text:style-name="T3">if=1onlyrightwingneedstobemodelled</text:span></text:p>
      <text:p text:style-name="P8"><text:span text:style-name="T5">Max. number of time steps: Maxtime = 250</text:span></text:p>
      <text:p text:style-name="P8"><text:span text:style-name="T3">your choice</text:span></text:p>
      <text:p text:style-name="P8"><text:span text:style-name="T3">your choice </text:span><text:span text:style-name="T5">(0ifonlytimestepping)</text:span></text:p>
      <text:p text:style-name="P8"><text:span text:style-name="T5">Width of each time step (sec): Convergencedelta-spanefffic.:</text:span></text:p>
      <text:p text:style-name="P8"><text:span text:style-name="T5">Free Stream Velocity [ft/sec]:Uinf</text:span></text:p>
      <text:p text:style-name="P8"><text:span text:style-name="T5">deltime= 0.2500 deltae =0.0005</text:span></text:p>
      <text:p text:style-name="P8"><text:span text:style-name="T5">Angle of attack [deg]: Sideslip Angle [deg]:</text:span></text:p>
      <text:p text:style-name="P8"><text:span text:style-name="T5">Reference Area: Refernce Span:</text:span></text:p>
      <text:p text:style-name="P8"><text:span text:style-name="T5">alpha beta</text:span></text:p>
      <text:p text:style-name="P8"><text:span text:style-name="T5">= 1 = 10 = 0</text:span></text:p>
      <text:p text:style-name="P8"><text:span text:style-name="T5">S= 39 b= 12</text:span></text:p>
      <text:p text:style-name="P8"><text:span text:style-name="T5">wings panels m</text:span></text:p>
      <text:p text:style-name="P8"><text:span text:style-name="T3">Thus,each timestep the wing progresses by 1x0.25 deltaX&lt;.25 of chord appears sufficient.</text:span></text:p>
      <text:p text:style-name="P8"><text:span text:style-name="T3">what ever the ref. area is, usually projected wing area what ever is chosen, usually the projected span</text:span></text:p>
      <text:p text:style-name="P8"><text:span text:style-name="T5">No. of Wings (max. 5)</text:span></text:p>
      <text:p text:style-name="P8"><text:span text:style-name="T5">No. of panels:</text:span></text:p>
      <text:p text:style-name="P8"><text:span text:style-name="T5">No. of chordwise lifting lines:</text:span></text:p>
      <text:p text:style-name="P8"><text:span text:style-name="T3">Definition of the panel 1:</text:span></text:p>
      <text:p text:style-name="P8"><text:span text:style-name="T5">= 1 = 2 = 1</text:span></text:p>
      <text:p text:style-name="P8"><text:span text:style-name="T3">conventional config. has 2, wing+Htail</text:span></text:p>
      <text:p text:style-name="P8"><text:span text:style-name="T3">as many as needed for geometry/flaps etc. number of chordwise separations of</text:span></text:p>
      <text:p text:style-name="P8"><text:span text:style-name="T3">the lifting surface</text:span></text:p>
      <text:p text:style-name="P8"><text:span text:style-name="T5">panel #:1 number of spanwise elements: n=5 neighboring panels (0 for none) left:0 right:2</text:span></text:p>
      <text:p text:style-name="P8"><text:span text:style-name="T5">xleft yleft zleft chord epsilon Bound.Cond. 0 0 0 4 0 010</text:span></text:p>
      <text:p text:style-name="P8"><text:span text:style-name="T5">xright yright zright chord epsilon Bound.Cond. 0 3. 0 4 0 220</text:span></text:p>
      <text:p text:style-name="P8"><text:span text:style-name="T3">Definition of panel 2:</text:span></text:p>
      <text:p text:style-name="P8"><text:span text:style-name="T5">panel #:2 number of spanwise elements: n=5 neighboring panels (0 for none) left:1 right:0</text:span></text:p>
      <text:p text:style-name="P8"><text:span text:style-name="T5">xleft yleft zleft chord epsilon Bound.Cond. 0 3. 0 4 0 220</text:span></text:p>
      <text:p text:style-name="P7"><text:span text:style-name="T5">xright yright zright chord epsilon Bound.Cond 0 6. 0 1 -3 100</text:span></text:p>
      <text:p text:style-name="P7"><text:span text:style-name="T5"/></text:p>
      <text:p text:style-name="P7"><text:span text:style-name="T5"/></text:p>
      <text:p text:style-name="Text_20_body">Besides the panel number, the first line lists the number of elements along the span of the panel. <text:s/>In the following line the indices of the neighboring panels are listed. <text:s/>The value ‘0’ indicates that no neighboring panel exists. <text:s text:c="2"/></text:p>
      <text:p text:style-name="Text_20_body">As indicated in the sketch, the coordinates of the quarter chord line are defined for the left and right panel edges (looking in direction of flight) as is the chord and the incidence angle (positive epsilon = pitch up) of the respective edges. <text:s/>Thus, twist can be introduced by have different epsilons on either side edge of that particular panel. <text:s/>Keep in mind that this is a flat-plate approach. <text:s/>Therefore, epsilon should align the panel with the zero-lift line of the particular wing section.</text:p>
      <text:p text:style-name="Text_20_body"><text:soft-page-break/>‘Bound.Cond.’ defines the boundary conditions at the respective edge of the panel. <text:s/>For example, the boundary condition of a wingtip is ‘100’, which stands for zero circulation, unknown vorticity strength and derivative thereof. <text:s/>The value ‘220’ is used for two neighboring elements (equal circulation and vorticity) and ‘010’ along the symmetry plane (unknown circulation, zero voriticity, unknown vorticity gradient).</text:p>
      <text:h text:style-name="Heading_20_2" text:outline-level="2">Output</text:h>
      <text:p text:style-name="Text_20_body"></text:p>
      <text:p text:style-name="Text_20_body">Several output files are being produced and written to files that are located in an ‘output’ directory. <text:s/>The important ones are the timestep files, which contain the information of each timestep, and the general result file. <text:s/>The result file holds the results of the multiple lifting line method followed by the results of the relaxed wake method. <text:s/>The multiple lifting line method computes drag in the Trefftz plane and a long the trailing edge. <text:s/>The second method appears to be more stable numerically. <text:s/>The relaxed wake method loads are recorded for each timestep and listed in the table towards the end of the file. <text:s/></text:p>
      <text:p text:style-name="Text_20_body"></text:p>
      <text:p text:style-name="Text_20_body">Some general header information:</text:p>
      <text:p text:style-name="Text_20_body">Chord: chord length of element</text:p>
      <text:p text:style-name="Text_20_body">eta: halfspan of element</text:p>
      <text:p text:style-name="Text_20_body">phi: sweep angle</text:p>
      <text:p text:style-name="Text_20_body">nu: dihedral angle</text:p>
      <text:p text:style-name="Text_20_body">epsilon: incidence angle</text:p>
      <text:p text:style-name="Text_20_body">psi: yaw angle</text:p>
      <text:p text:style-name="Text_20_body"></text:p>
      <text:p text:style-name="Text_20_body">The wake shape is saved every 20th timestep and the very last one. <text:s text:c="2"/>This information can be used to plot the wake shape using ‘Main PlotML’, which creates a Matlab m-file for plotting of the wing and the shed vortex sheet (in white, which can cause visibility issues with newer Matlab versions). <text:s/></text:p>
      <text:p text:style-name="Text_20_body">‘Main Velocityfield’ computes the velocities over a user-defined range. <text:s/>These results are written to two different output file, of which one should be usable with TecPlot.</text:p>
      <text:h text:style-name="Heading_20_2" text:outline-level="2"><text:span text:style-name="T1">How </text:span>to compile </text:h>
      <text:p text:style-name="P1"/>
      <text:list xml:id="list3201616018" text:style-name="L1">
        <text:list-item>
          <text:p text:style-name="P9">g++ Source/Main_PerfCode2020.cpp -o fw</text:p>
        </text:list-item>
        <text:list-item>
          <text:p text:style-name="P5">the executable is “fw”</text:p>
        </text:list-item>
      </text:list>
      <text:p text:style-name="P10"/>
      <text:h text:style-name="P2" text:outline-level="2"><text:soft-page-break/>Directory Structure</text:h>
      <text:p text:style-name="P11">FreeWake20 requires several subdirectories in order to run properly. The input directories (inputs, camber, and airfoils) have to be created by user before running. </text:p>
      <text:p text:style-name="P11"><draw:frame draw:style-name="fr1" draw:name="Object1" text:anchor-type="char" svg:width="17.494cm" svg:height="10.675cm" draw:z-index="0"><draw:object xlink:href="./Object 1" xlink:type="simple" xlink:show="embed" xlink:actuate="onLoad"/><draw:image xlink:href="./ObjectReplacements/Object 1" xlink:type="simple" xlink:show="embed" xlink:actuate="onLoad"/></draw:frame></text:p>
      <text:p text:style-name="P11"/>
      <text:p text:style-name="P14"/>
      <text:p text:style-name="P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Unicode MS1" svg:font-family="'Arial Unicode M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TimesNewRomanPS-BoldMT" svg:font-family="TimesNewRomanPS-BoldMT"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9-06T10:22:53.377594165</meta:creation-date>
    <dc:date>2020-12-14T17:21:39.420605774</dc:date>
    <meta:editing-duration>PT1H16M9S</meta:editing-duration>
    <meta:editing-cycles>5</meta:editing-cycles>
    <meta:generator>LibreOffice/6.4.6.2$MacOSX_X86_64 LibreOffice_project/0ce51a4fd21bff07a5c061082cc82c5ed232f115</meta:generator>
    <meta:document-statistic meta:table-count="0" meta:image-count="0" meta:object-count="1" meta:page-count="4" meta:paragraph-count="73" meta:word-count="1020" meta:character-count="6232" meta:non-whitespace-character-count="5244"/>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color="#000000" draw:fill="none" draw:fill-color="#ffffff" fo:min-height="2.845cm"/>
      <style:paragraph-properties style:writing-mode="lr-tb"/>
    </style:style>
    <style:style style:name="gr2" style:family="graphic" style:parent-style-name="standard">
      <style:graphic-properties draw:stroke="solid" svg:stroke-color="#000000" draw:fill="none" draw:fill-color="#ffffff" fo:min-height="4.65cm"/>
      <style:paragraph-properties style:writing-mode="lr-tb"/>
    </style:style>
    <style:style style:name="gr3" style:family="graphic" style:parent-style-name="standard">
      <style:graphic-properties draw:stroke="solid" svg:stroke-color="#000000" draw:fill="none" draw:fill-color="#ffffff" fo:min-height="1.55cm"/>
      <style:paragraph-properties style:writing-mode="lr-tb"/>
    </style:style>
    <style:style style:name="gr4" style:family="graphic" style:parent-style-name="standard">
      <style:graphic-properties draw:stroke="solid" svg:stroke-color="#000000" draw:fill="none" draw:fill-color="#ffffff" fo:min-height="4.267cm"/>
      <style:paragraph-properties style:writing-mode="lr-tb"/>
    </style:style>
    <style:style style:name="gr5" style:family="graphic" style:parent-style-name="standard">
      <style:graphic-properties draw:stroke="solid" svg:stroke-color="#000000" draw:fill="none" draw:fill-color="#ffffff" fo:min-height="5.689cm"/>
      <style:paragraph-properties style:writing-mode="lr-tb"/>
    </style:style>
    <style:style style:name="gr6" style:family="graphic" style:parent-style-name="standard">
      <style:graphic-properties draw:textarea-vertical-align="middle"/>
    </style:style>
    <style:style style:name="gr7" style:family="graphic" style:parent-style-name="standard">
      <style:graphic-properties draw:stroke="none" svg:stroke-color="#000000" draw:fill="none" draw:fill-color="#ffffff" fo:min-height="1.05cm"/>
      <style:paragraph-properties style:writing-mode="lr-tb"/>
    </style:style>
    <style:style style:name="P1" style:family="paragraph">
      <loext:graphic-properties draw:fill="none" draw:fill-color="#ffffff"/>
      <style:paragraph-properties style:writing-mode="lr-tb"/>
    </style:style>
    <style:style style:name="P2" style:family="paragraph">
      <style:paragraph-properties fo:margin-left="0cm" fo:margin-right="0cm" fo:margin-top="0cm" fo:margin-bottom="0cm" fo:line-height="100%" fo:text-indent="0cm"/>
    </style:style>
    <style:style style:name="P3" style:family="paragraph">
      <style:paragraph-properties fo:text-align="center"/>
    </style:style>
    <style:style style:name="T1"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frame draw:style-name="gr1" draw:text-style-name="P1" xml:id="id1" draw:id="id1" draw:layer="layout" svg:width="12.6cm" svg:height="3.095cm" svg:x="6.201cm" svg:y="1.6cm">
          <draw:text-box>
            <text:p>Main Directory:</text:p>
            <text:p>- holds executable</text:p>
            <text:p>- holds default and non-default input files</text:p>
            <text:p/>
          </draw:text-box>
        </draw:frame>
        <draw:frame draw:style-name="gr2" draw:text-style-name="P1" xml:id="id2" draw:id="id2" draw:layer="layout" svg:width="9.4cm" svg:height="4.9cm" svg:x="7.801cm" svg:y="10.6cm">
          <draw:text-box>
            <text:p>Subdirectory “airfoils”</text:p>
            <text:p>- files with airfoil characteristics (cl,cd,cm,Re)</text:p>
            <text:p>- “airfoil#.dat” where # is a consecutive number that corresponds to camber.dat file</text:p>
          </draw:text-box>
        </draw:frame>
        <draw:frame draw:style-name="gr3" draw:text-style-name="P1" xml:id="id3" draw:id="id3" draw:layer="layout" svg:width="9.39cm" svg:height="1.8cm" svg:x="0.011cm" svg:y="5.7cm">
          <draw:text-box>
            <text:p>Subdirectory “inputs”</text:p>
            <text:p>-holds a subdirectory “camber”</text:p>
          </draw:text-box>
        </draw:frame>
        <draw:frame draw:style-name="gr4" draw:text-style-name="P1" xml:id="id4" draw:id="id4" draw:layer="layout" svg:width="10.6cm" svg:height="4.517cm" svg:x="14.801cm" svg:y="5.783cm">
          <draw:text-box>
            <text:p>Subdirectory “outputs”</text:p>
            <text:p>- holds default output, or</text:p>
            <text:p>- holds subdirectory with output of non-default input</text:p>
            <text:p>- subdirectories will be created automatically</text:p>
          </draw:text-box>
        </draw:frame>
        <draw:frame draw:style-name="gr5" draw:text-style-name="P1" xml:id="id5" draw:id="id5" draw:layer="layout" svg:width="7.3cm" svg:height="5.939cm" svg:x="0.001cm" svg:y="8.7cm">
          <draw:text-box>
            <text:p>Subdirectory “camber”</text:p>
            <text:p text:style-name="P2"><text:span text:style-name="T1">-</text:span> files with airfoil camber information</text:p>
            <text:p>- “camber#.dat” where # is a consecutive number that corresponds to airfoil.dat filer”</text:p>
          </draw:text-box>
        </draw:frame>
        <draw:connector draw:style-name="gr6" draw:text-style-name="P3" draw:layer="layout" svg:x1="12.501cm" svg:y1="4.695cm" svg:x2="12.501cm" svg:y2="10.6cm" draw:start-shape="id1" draw:start-glue-point="2" draw:end-shape="id2" draw:end-glue-point="0" svg:d="M12501 4695v5905" svg:viewBox="0 0 1 5906">
          <text:p/>
        </draw:connector>
        <draw:connector draw:style-name="gr6" draw:text-style-name="P3" draw:layer="layout" svg:x1="12.501cm" svg:y1="4.695cm" svg:x2="4.706cm" svg:y2="5.7cm" draw:start-shape="id1" draw:start-glue-point="2" draw:end-shape="id3" draw:end-glue-point="0" svg:d="M12501 4695v503h-7795v502" svg:viewBox="0 0 7796 1006">
          <text:p/>
        </draw:connector>
        <draw:connector draw:style-name="gr6" draw:text-style-name="P3" draw:layer="layout" svg:x1="12.501cm" svg:y1="4.695cm" svg:x2="20.101cm" svg:y2="5.783cm" draw:start-shape="id1" draw:start-glue-point="2" draw:end-shape="id4" draw:end-glue-point="0" svg:d="M12501 4695v544h7600v544" svg:viewBox="0 0 7601 1089">
          <text:p/>
        </draw:connector>
        <draw:connector draw:style-name="gr6" draw:text-style-name="P3" draw:layer="layout" svg:x1="4.706cm" svg:y1="7.5cm" svg:x2="3.651cm" svg:y2="8.7cm" draw:start-shape="id3" draw:start-glue-point="2" draw:end-shape="id5" draw:end-glue-point="0" svg:d="M4706 7500v600h-1055v600" svg:viewBox="0 0 1056 1201">
          <text:p/>
        </draw:connector>
        <draw:frame draw:style-name="gr7" draw:text-style-name="P1" draw:layer="layout" svg:width="10.7cm" svg:height="1.3cm" svg:x="7.701cm" svg:y="0cm">
          <draw:text-box>
            <text:p>FreeWake20 Subdirectory Structure</text:p>
          </draw:text-box>
        </draw:frame>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CA"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